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18a4" officeooo:paragraph-rsid="001e18a4"/>
    </style:style>
    <style:style style:name="P2" style:family="paragraph" style:parent-style-name="Standard">
      <style:text-properties officeooo:paragraph-rsid="00205b7a"/>
    </style:style>
    <style:style style:name="P3" style:family="paragraph" style:parent-style-name="Standard">
      <style:text-properties officeooo:rsid="0021d583" officeooo:paragraph-rsid="0021d583"/>
    </style:style>
    <style:style style:name="P4" style:family="paragraph" style:parent-style-name="Standard">
      <style:text-properties fo:font-weight="normal" officeooo:rsid="00205b7a" officeooo:paragraph-rsid="00205b7a" style:font-weight-asian="normal" style:font-weight-complex="normal"/>
    </style:style>
    <style:style style:name="P5" style:family="paragraph" style:parent-style-name="Standard">
      <style:text-properties fo:font-weight="normal" officeooo:rsid="001e18a4" officeooo:paragraph-rsid="001b143a" style:font-weight-asian="normal" style:font-weight-complex="normal"/>
    </style:style>
    <style:style style:name="P6" style:family="paragraph" style:parent-style-name="Standard">
      <style:text-properties fo:font-weight="normal" officeooo:rsid="001e18a4" officeooo:paragraph-rsid="001e18a4" style:font-weight-asian="normal" style:font-weight-complex="normal"/>
    </style:style>
    <style:style style:name="P7" style:family="paragraph" style:parent-style-name="Standard">
      <style:text-properties fo:font-weight="normal" officeooo:rsid="001b143a" officeooo:paragraph-rsid="001b143a" style:font-weight-asian="normal" style:font-weight-complex="normal"/>
    </style:style>
    <style:style style:name="P8" style:family="paragraph" style:parent-style-name="Standard">
      <style:text-properties fo:font-weight="normal" officeooo:rsid="002e3ba3" officeooo:paragraph-rsid="002e3ba3" style:font-weight-asian="normal" style:font-weight-complex="normal"/>
    </style:style>
    <style:style style:name="P9" style:family="paragraph" style:parent-style-name="Standard">
      <style:text-properties fo:font-weight="normal" officeooo:rsid="002e3ba3" officeooo:paragraph-rsid="002f8637" style:font-weight-asian="normal" style:font-weight-complex="normal"/>
    </style:style>
    <style:style style:name="P10" style:family="paragraph" style:parent-style-name="Standard">
      <style:text-properties officeooo:rsid="00221be7" officeooo:paragraph-rsid="00221be7"/>
    </style:style>
    <style:style style:name="P11" style:family="paragraph" style:parent-style-name="Standard">
      <style:text-properties officeooo:rsid="002a9f97" officeooo:paragraph-rsid="002a9f97"/>
    </style:style>
    <style:style style:name="P12" style:family="paragraph" style:parent-style-name="Standard">
      <style:text-properties fo:font-weight="bold" officeooo:rsid="002e1030" officeooo:paragraph-rsid="002e1030" style:font-weight-asian="bold" style:font-weight-complex="bold"/>
    </style:style>
    <style:style style:name="P13" style:family="paragraph" style:parent-style-name="Standard">
      <style:text-properties fo:font-weight="normal" officeooo:rsid="0028345d" officeooo:paragraph-rsid="00221be7" style:font-weight-asian="normal" style:font-weight-complex="normal"/>
    </style:style>
    <style:style style:name="P14" style:family="paragraph" style:parent-style-name="Standard">
      <style:text-properties fo:font-weight="normal" officeooo:rsid="002e1030" officeooo:paragraph-rsid="002a9f97" style:font-weight-asian="normal" style:font-weight-complex="normal"/>
    </style:style>
    <style:style style:name="P15" style:family="paragraph" style:parent-style-name="Standard">
      <style:text-properties fo:font-weight="normal" officeooo:rsid="002e1030" officeooo:paragraph-rsid="002e1030" style:font-weight-asian="normal" style:font-weight-complex="normal"/>
    </style:style>
    <style:style style:name="P16" style:family="paragraph" style:parent-style-name="Standard">
      <style:text-properties officeooo:paragraph-rsid="00205b7a"/>
    </style:style>
    <style:style style:name="P17" style:family="paragraph" style:parent-style-name="Standard">
      <style:text-properties officeooo:rsid="00337e5c" officeooo:paragraph-rsid="00337e5c"/>
    </style:style>
    <style:style style:name="P18" style:family="paragraph" style:parent-style-name="Standard">
      <style:text-properties officeooo:rsid="0034ea45" officeooo:paragraph-rsid="0034ea45"/>
    </style:style>
    <style:style style:name="P19" style:family="paragraph" style:parent-style-name="Standard">
      <style:text-properties officeooo:rsid="0034ea45" officeooo:paragraph-rsid="003bb3e9"/>
    </style:style>
    <style:style style:name="P20" style:family="paragraph" style:parent-style-name="Standard">
      <style:text-properties officeooo:rsid="003587a8" officeooo:paragraph-rsid="003587a8"/>
    </style:style>
    <style:style style:name="P21" style:family="paragraph" style:parent-style-name="Standard">
      <style:text-properties officeooo:rsid="00363993" officeooo:paragraph-rsid="00363993"/>
    </style:style>
    <style:style style:name="P22" style:family="paragraph" style:parent-style-name="Standard">
      <style:text-properties officeooo:rsid="00363993" officeooo:paragraph-rsid="003c5d19"/>
    </style:style>
    <style:style style:name="P23" style:family="paragraph" style:parent-style-name="Standard">
      <style:text-properties officeooo:paragraph-rsid="00369fd5"/>
    </style:style>
    <style:style style:name="P24" style:family="paragraph" style:parent-style-name="Standard">
      <style:text-properties officeooo:rsid="003bb3e9" officeooo:paragraph-rsid="003bb3e9"/>
    </style:style>
    <style:style style:name="P25" style:family="paragraph" style:parent-style-name="Standard">
      <style:text-properties officeooo:rsid="003bb3e9" officeooo:paragraph-rsid="003f2d90"/>
    </style:style>
    <style:style style:name="P26" style:family="paragraph" style:parent-style-name="Standard">
      <style:text-properties officeooo:rsid="003c5d19" officeooo:paragraph-rsid="003f2d90"/>
    </style:style>
    <style:style style:name="P27" style:family="paragraph" style:parent-style-name="Standard">
      <style:text-properties officeooo:rsid="003f2d90" officeooo:paragraph-rsid="003f2d90"/>
    </style:style>
    <style:style style:name="P28" style:family="paragraph" style:parent-style-name="Standard">
      <style:text-properties officeooo:paragraph-rsid="00402ad5"/>
    </style:style>
    <style:style style:name="P29" style:family="paragraph" style:parent-style-name="Standard">
      <style:text-properties officeooo:rsid="0043b4fa" officeooo:paragraph-rsid="0043b4fa"/>
    </style:style>
    <style:style style:name="P30" style:family="paragraph" style:parent-style-name="Standard">
      <style:text-properties officeooo:paragraph-rsid="0043b4fa"/>
    </style:style>
    <style:style style:name="P31" style:family="paragraph" style:parent-style-name="Standard">
      <style:text-properties officeooo:paragraph-rsid="003efc36"/>
    </style:style>
    <style:style style:name="P32" style:family="paragraph" style:parent-style-name="Standard">
      <style:text-properties officeooo:rsid="0060326f" officeooo:paragraph-rsid="0060326f"/>
    </style:style>
    <style:style style:name="T1" style:family="text">
      <style:text-properties officeooo:rsid="001b143a"/>
    </style:style>
    <style:style style:name="T2" style:family="text">
      <style:text-properties fo:font-weight="bold" style:font-weight-asian="bold" style:font-weight-complex="bold"/>
    </style:style>
    <style:style style:name="T3" style:family="text">
      <style:text-properties fo:font-weight="bold" officeooo:rsid="001e18a4" style:font-weight-asian="bold" style:font-weight-complex="bold"/>
    </style:style>
    <style:style style:name="T4" style:family="text">
      <style:text-properties fo:font-weight="bold" officeooo:rsid="0050be3b" style:font-weight-asian="bold" style:font-weight-complex="bold"/>
    </style:style>
    <style:style style:name="T5" style:family="text">
      <style:text-properties fo:font-weight="bold" officeooo:rsid="00581250"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e18a4" style:font-weight-asian="normal" style:font-weight-complex="normal"/>
    </style:style>
    <style:style style:name="T8" style:family="text">
      <style:text-properties fo:font-weight="normal" officeooo:rsid="00205b7a" style:font-weight-asian="normal" style:font-weight-complex="normal"/>
    </style:style>
    <style:style style:name="T9" style:family="text">
      <style:text-properties fo:font-weight="normal" officeooo:rsid="0021d583" style:font-weight-asian="normal" style:font-weight-complex="normal"/>
    </style:style>
    <style:style style:name="T10" style:family="text">
      <style:text-properties fo:font-weight="normal" officeooo:rsid="00221be7" style:font-weight-asian="normal" style:font-weight-complex="normal"/>
    </style:style>
    <style:style style:name="T11" style:family="text">
      <style:text-properties fo:font-weight="normal" officeooo:rsid="0022d5b8" style:font-weight-asian="normal" style:font-weight-complex="normal"/>
    </style:style>
    <style:style style:name="T12" style:family="text">
      <style:text-properties fo:font-weight="normal" officeooo:rsid="0023278b" style:font-weight-asian="normal" style:font-weight-complex="normal"/>
    </style:style>
    <style:style style:name="T13" style:family="text">
      <style:text-properties fo:font-weight="normal" officeooo:rsid="0023369e" style:font-weight-asian="normal" style:font-weight-complex="normal"/>
    </style:style>
    <style:style style:name="T14" style:family="text">
      <style:text-properties fo:font-weight="normal" officeooo:rsid="0024c220" style:font-weight-asian="normal" style:font-weight-complex="normal"/>
    </style:style>
    <style:style style:name="T15" style:family="text">
      <style:text-properties fo:font-weight="normal" officeooo:rsid="0026b84e" style:font-weight-asian="normal" style:font-weight-complex="normal"/>
    </style:style>
    <style:style style:name="T16" style:family="text">
      <style:text-properties fo:font-weight="normal" officeooo:rsid="0028345d" style:font-weight-asian="normal" style:font-weight-complex="normal"/>
    </style:style>
    <style:style style:name="T17" style:family="text">
      <style:text-properties fo:font-weight="normal" officeooo:rsid="002882f8" style:font-weight-asian="normal" style:font-weight-complex="normal"/>
    </style:style>
    <style:style style:name="T18" style:family="text">
      <style:text-properties fo:font-weight="normal" officeooo:rsid="002a9f97" style:font-weight-asian="normal" style:font-weight-complex="normal"/>
    </style:style>
    <style:style style:name="T19" style:family="text">
      <style:text-properties fo:font-weight="normal" officeooo:rsid="002b3767" style:font-weight-asian="normal" style:font-weight-complex="normal"/>
    </style:style>
    <style:style style:name="T20" style:family="text">
      <style:text-properties fo:font-weight="normal" officeooo:rsid="002b9d4e" style:font-weight-asian="normal" style:font-weight-complex="normal"/>
    </style:style>
    <style:style style:name="T21" style:family="text">
      <style:text-properties fo:font-weight="normal" officeooo:rsid="002df450" style:font-weight-asian="normal" style:font-weight-complex="normal"/>
    </style:style>
    <style:style style:name="T22" style:family="text">
      <style:text-properties fo:font-weight="normal" officeooo:rsid="002e1030" style:font-weight-asian="normal" style:font-weight-complex="normal"/>
    </style:style>
    <style:style style:name="T23" style:family="text">
      <style:text-properties fo:font-weight="normal" officeooo:rsid="0050be3b" style:font-weight-asian="normal" style:font-weight-complex="normal"/>
    </style:style>
    <style:style style:name="T24" style:family="text">
      <style:text-properties fo:font-weight="normal" officeooo:rsid="0059ea54" style:font-weight-asian="normal" style:font-weight-complex="normal"/>
    </style:style>
    <style:style style:name="T25" style:family="text">
      <style:text-properties officeooo:rsid="001e18a4"/>
    </style:style>
    <style:style style:name="T26" style:family="text">
      <style:text-properties officeooo:rsid="00205b7a"/>
    </style:style>
    <style:style style:name="T27" style:family="text">
      <style:text-properties officeooo:rsid="0023278b"/>
    </style:style>
    <style:style style:name="T28" style:family="text">
      <style:text-properties officeooo:rsid="0023369e"/>
    </style:style>
    <style:style style:name="T29" style:family="text">
      <style:text-properties officeooo:rsid="0024c220"/>
    </style:style>
    <style:style style:name="T30" style:family="text">
      <style:text-properties officeooo:rsid="0028345d"/>
    </style:style>
    <style:style style:name="T31" style:family="text">
      <style:text-properties officeooo:rsid="002882f8"/>
    </style:style>
    <style:style style:name="T32" style:family="text">
      <style:text-properties officeooo:rsid="002a9f97"/>
    </style:style>
    <style:style style:name="T33" style:family="text">
      <style:text-properties officeooo:rsid="002e3ba3"/>
    </style:style>
    <style:style style:name="T34" style:family="text">
      <style:text-properties officeooo:rsid="002f8637"/>
    </style:style>
    <style:style style:name="T35" style:family="text">
      <style:text-properties officeooo:rsid="00316b4f"/>
    </style:style>
    <style:style style:name="T36" style:family="text">
      <style:text-properties officeooo:rsid="00369fd5"/>
    </style:style>
    <style:style style:name="T37" style:family="text">
      <style:text-properties officeooo:rsid="0037eb08"/>
    </style:style>
    <style:style style:name="T38" style:family="text">
      <style:text-properties officeooo:rsid="003bb3e9"/>
    </style:style>
    <style:style style:name="T39" style:family="text">
      <style:text-properties officeooo:rsid="003c5d19"/>
    </style:style>
    <style:style style:name="T40" style:family="text">
      <style:text-properties officeooo:rsid="003d4053"/>
    </style:style>
    <style:style style:name="T41" style:family="text">
      <style:text-properties officeooo:rsid="003efc36"/>
    </style:style>
    <style:style style:name="T42" style:family="text">
      <style:text-properties officeooo:rsid="003f2d90"/>
    </style:style>
    <style:style style:name="T43" style:family="text">
      <style:text-properties officeooo:rsid="00402ad5"/>
    </style:style>
    <style:style style:name="T44" style:family="text">
      <style:text-properties officeooo:rsid="00421810"/>
    </style:style>
    <style:style style:name="T45" style:family="text">
      <style:text-properties officeooo:rsid="00425bd1"/>
    </style:style>
    <style:style style:name="T46" style:family="text">
      <style:text-properties officeooo:rsid="0043b4fa"/>
    </style:style>
    <style:style style:name="T47" style:family="text">
      <style:text-properties officeooo:rsid="00443edb"/>
    </style:style>
    <style:style style:name="T48" style:family="text">
      <style:text-properties officeooo:rsid="00463ad9"/>
    </style:style>
    <style:style style:name="T49" style:family="text">
      <style:text-properties officeooo:rsid="0046a30f"/>
    </style:style>
    <style:style style:name="T50" style:family="text">
      <style:text-properties officeooo:rsid="00484d0b"/>
    </style:style>
    <style:style style:name="T51" style:family="text">
      <style:text-properties officeooo:rsid="00494183"/>
    </style:style>
    <style:style style:name="T52" style:family="text">
      <style:text-properties officeooo:rsid="004a89f3"/>
    </style:style>
    <style:style style:name="T53" style:family="text">
      <style:text-properties officeooo:rsid="004af04a"/>
    </style:style>
    <style:style style:name="T54" style:family="text">
      <style:text-properties officeooo:rsid="004c6655"/>
    </style:style>
    <style:style style:name="T55" style:family="text">
      <style:text-properties officeooo:rsid="004d7b88"/>
    </style:style>
    <style:style style:name="T56" style:family="text">
      <style:text-properties officeooo:rsid="004e50d8"/>
    </style:style>
    <style:style style:name="T57" style:family="text">
      <style:text-properties officeooo:rsid="004f564e"/>
    </style:style>
    <style:style style:name="T58" style:family="text">
      <style:text-properties officeooo:rsid="004fff43"/>
    </style:style>
    <style:style style:name="T59" style:family="text">
      <style:text-properties officeooo:rsid="0050be3b"/>
    </style:style>
    <style:style style:name="T60" style:family="text">
      <style:text-properties officeooo:rsid="0052348e"/>
    </style:style>
    <style:style style:name="T61" style:family="text">
      <style:text-properties officeooo:rsid="005433a7"/>
    </style:style>
    <style:style style:name="T62" style:family="text">
      <style:text-properties officeooo:rsid="0054f9e9"/>
    </style:style>
    <style:style style:name="T63" style:family="text">
      <style:text-properties officeooo:rsid="00565a0b"/>
    </style:style>
    <style:style style:name="T64" style:family="text">
      <style:text-properties officeooo:rsid="00581250"/>
    </style:style>
    <style:style style:name="T65" style:family="text">
      <style:text-properties fo:font-style="italic" fo:font-weight="normal" officeooo:rsid="0050be3b" style:font-style-asian="italic" style:font-weight-asian="normal" style:font-style-complex="italic" style:font-weight-complex="normal"/>
    </style:style>
    <style:style style:name="T66" style:family="text">
      <style:text-properties fo:font-style="italic" fo:font-weight="normal" officeooo:rsid="0059ea54" style:font-style-asian="italic" style:font-weight-asian="normal" style:font-style-complex="italic" style:font-weight-complex="normal"/>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059ea54" style:font-style-asian="italic" style:font-weight-asian="bold" style:font-style-complex="italic" style:font-weight-complex="bold"/>
    </style:style>
    <style:style style:name="T69" style:family="text">
      <style:text-properties officeooo:rsid="005a4305"/>
    </style:style>
    <style:style style:name="T70" style:family="text">
      <style:text-properties officeooo:rsid="005adddd"/>
    </style:style>
    <style:style style:name="T71" style:family="text">
      <style:text-properties officeooo:rsid="005c8b4b"/>
    </style:style>
    <style:style style:name="T72" style:family="text">
      <style:text-properties officeooo:rsid="005db83c"/>
    </style:style>
    <style:style style:name="T73" style:family="text">
      <style:text-properties officeooo:rsid="005ddafb"/>
    </style:style>
    <style:style style:name="T74" style:family="text">
      <style:text-properties officeooo:rsid="005ef451"/>
    </style:style>
    <style:style style:name="T75" style:family="text">
      <style:text-properties officeooo:rsid="006014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he Great Filter lies before us, not behind us. </text:p>
      <text:p text:style-name="P20"/>
      <text:p text:style-name="P22">What is the <text:span text:style-name="T36">G</text:span>reat <text:span text:style-name="T36">F</text:span>ilter? <text:span text:style-name="T37">It is </text:span><text:span text:style-name="T38">a </text:span><text:span text:style-name="T39">purported step, in the progression of interplanetary intelligent life, that </text:span><text:span text:style-name="T40">is so impossible to cross over that it “filters out” all </text:span><text:span text:style-name="T41">chance of</text:span><text:span text:style-name="T40"> interplanetary life whatsoever. </text:span><text:span text:style-name="T44">It is an explanation of why we have not observed any intelligent extra-terrestrial life. </text:span></text:p>
      <text:p text:style-name="P22"/>
      <text:p text:style-name="P31"><text:span text:style-name="T52">Robin Hanson, who coined the term </text:span><text:span text:style-name="T60">in a 1996 blogpost,</text:span><text:span text:style-name="T41"> </text:span><text:span text:style-name="T69">breaks the </text:span><text:span text:style-name="T41">the advancement of </text:span><text:span text:style-name="T42">intelligent life into the following steps:</text:span></text:p>
      <text:p text:style-name="P22"/>
      <text:p text:style-name="P22"/>
      <text:p text:style-name="P25">1. The right star system <text:span text:style-name="T42">(</text:span>including organics and potentiall<text:span text:style-name="T42">y habitable planets)</text:span></text:p>
      <text:p text:style-name="P25">2. Reproductive <text:span text:style-name="T39">molecules (e.g. RNA)</text:span></text:p>
      <text:p text:style-name="P26">3. Simple (prok<text:span text:style-name="T42">aryotic) single-cell life</text:span></text:p>
      <text:p text:style-name="P27">4. Complex (eukaryotic) single-cell life</text:p>
      <text:p text:style-name="P27">5. Sexual reproduction</text:p>
      <text:p text:style-name="P27">6. Multi-cell life</text:p>
      <text:p text:style-name="P27">7. Tool-using animals with intelligence</text:p>
      <text:p text:style-name="P27">8. A civilization advancing toward the potential for a colonization explosion (where we are now)</text:p>
      <text:p text:style-name="P27">9. Interstellar colonization explosion</text:p>
      <text:p text:style-name="P27"/>
      <text:p text:style-name="P27"/>
      <text:p text:style-name="P28"><text:span text:style-name="T43">The fact that we ourselves have made it to step 8, suggests that no step that we have hitherto surmounted is that improbable. Compounding over the grand scheme of the cosmos, scientists should have observed signs of other intelligent life right now. </text:span><text:span text:style-name="T44">The stars and galaxies should be teaming with </text:span><text:span text:style-name="T53">space ships </text:span><text:span text:style-name="T55">and </text:span><text:span text:style-name="T53">interstellar electromagnetic communcation</text:span><text:span text:style-name="T44">. </text:span><text:span text:style-name="T43">And yet </text:span><text:span text:style-name="T44">they are void of all such sign</text:span><text:span text:style-name="T43">. </text:span><text:span text:style-name="T44">Nothing. Just emptiness. </text:span></text:p>
      <text:p text:style-name="P22"/>
      <text:p text:style-name="P24">The implications here are grim. <text:span text:style-name="T39">The fact that life on earth has come this far, suggests </text:span><text:span text:style-name="T61">(although does not necessarily mean) </text:span><text:span text:style-name="T39">that the emergence of intelligent life </text:span><text:span text:style-name="T62">throughout the universe </text:span><text:span text:style-name="T39">is quite probable. </text:span><text:span text:style-name="T63">It suggests that</text:span><text:span text:style-name="T54"> it is STEP 8 that is the great filter, </text:span><text:span text:style-name="T45">that surmounting hurdles 1-7 are far more probable than we realize. </text:span></text:p>
      <text:p text:style-name="P24"/>
      <text:p text:style-name="P30"><text:span text:style-name="T56">I believe, in my </text:span><text:span text:style-name="T71">heart, </text:span><text:span text:style-name="T72">in my </text:span><text:span text:style-name="T56">soul, that t</text:span><text:span text:style-name="T46">he Great Filter lies before us. </text:span><text:span text:style-name="T59">And not only before us in some distant future, but in the time we ar</text:span><text:span text:style-name="T64">e </text:span><text:span text:style-name="T59">living in. </text:span><text:span text:style-name="T4">N</text:span><text:span text:style-name="T5">ow</text:span><text:span text:style-name="T4">.</text:span><text:span text:style-name="T65"> </text:span><text:span text:style-name="T68">Y</text:span><text:span text:style-name="T68">o</text:span><text:span text:style-name="T68">u</text:span> <text:span text:style-name="T23">are living in the </text:span><text:span text:style-name="T24">stage, in all the billions of years of hitherto evolution, that has filtered out all life from reaching beyond its own planet throughout the universe. </text:span><text:span text:style-name="T23"><text:s/></text:span></text:p>
      <text:p text:style-name="P30"/>
      <text:p text:style-name="P30"/>
      <text:p text:style-name="P29"><text:span text:style-name="T73">What is the Great Filter?</text:span> <text:span text:style-name="T70"><text:s/></text:span>The Great Filter <text:span text:style-name="T74">is stage 5</text:span>: sex. <text:span text:style-name="T47">The </text:span><text:span text:style-name="T75">irony is, while the evolutionary stage of differentiating a species into two halves is necessary</text:span><text:span text:style-name="T57"> to </text:span><text:span text:style-name="T75">the </text:span><text:span text:style-name="T57">creat</text:span><text:span text:style-name="T75">ion of</text:span><text:span text:style-name="T57"> complex life</text:span><text:span text:style-name="T47">, </text:span><text:span text:style-name="T75">it is that same advancement which dooms a species to its won self-destruction. </text:span></text:p>
      <text:p text:style-name="P21"/>
      <text:p text:style-name="P19"/>
      <text:p text:style-name="P18">The great filter is upon us. Now, the decisive action take will ensure humanity’s survival past, or its destruction, and possibly the destruction of all life on earth. </text:p>
      <text:p text:style-name="P17"/>
      <text:p text:style-name="P17"/>
      <text:p text:style-name="P17"/>
      <text:p text:style-name="P17"/>
      <text:p text:style-name="P2"><text:soft-page-break/></text:p>
      <text:p text:style-name="P2"/>
      <text:p text:style-name="P23"><text:span text:style-name="T36">This manifesto is meant as a call to arms. It is meant as a shock, to shock those that have the courage to understand the truth of what I have written here, into action. It is a desperate plea, a plea that will be met with code, tehcnology, charismatic </text:span><text:span text:style-name="T49">politics</text:span><text:span text:style-name="T36">, and force of arms. It is a call to the truth that will stampen and steam role all lies and deceit that has hitherto rotten and mutilated the human race. </text:span><text:span text:style-name="T50">That seek to destroy the human race for its own personal gain, </text:span><text:span text:style-name="T51">for its own </text:span><text:span text:style-name="T36"><text:s/></text:span></text:p>
      <text:p text:style-name="P23"/>
      <text:p text:style-name="P32">I have looked to the stars, and I have written here what I believe to be the truth.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The key insight of this document is that, unlike historical political ideologies </text:span><text:span text:style-name="T25">which valued equality, freedom, justice, self-sovereignty, religion, as their ultimate truths and tenets, </text:span><text:span text:style-name="T27">I</text:span><text:span text:style-name="T26"> assert</text:span><text:span text:style-name="T25"> that </text:span><text:span text:style-name="T26">the quality a</text:span><text:span text:style-name="T25"> society </text:span><text:span text:style-name="T3">should</text:span><text:span text:style-name="T7"> value, a-priori, </text:span><text:span text:style-name="T8">above all others, </text:span><text:span text:style-name="T7">is </text:span><text:span text:style-name="T8">its own </text:span><text:span text:style-name="T3">anti-fragility</text:span><text:span text:style-name="T8">. </text:span></text:p>
      <text:p text:style-name="P4"/>
      <text:p text:style-name="P2"><text:span text:style-name="T10">From this </text:span><text:span text:style-name="T12">vague</text:span><text:span text:style-name="T10"> goal, more concrete yet still vague core guidelines ca</text:span><text:span text:style-name="T11">n be derived: </text:span><text:span text:style-name="T15">their justification will be provided </text:span><text:span text:style-name="T22">within the document</text:span><text:span text:style-name="T15">. </text:span></text:p>
      <text:p text:style-name="P5"/>
      <text:p text:style-name="P1"><text:span text:style-name="T6">1. </text:span><text:span text:style-name="T16">any anti-fragile maximalist society should value </text:span><text:span text:style-name="T6">truth </text:span><text:span text:style-name="T16">above all else</text:span><text:span text:style-name="T6">, </text:span><text:span text:style-name="T9">regardless of short term pain or cost. </text:span><text:span text:style-name="T16">This affords any society the fastest possible adaptation to the overall conditions of the universe</text:span></text:p>
      <text:p text:style-name="P6">2. <text:span text:style-name="T28">any anti-fragile maximalist society should be </text:span>eco-fascis<text:span text:style-name="T28">t, </text:span><text:span text:style-name="T32">that is to say, it should value the integrity of the biosphere in which it inhabits above virtually all internal pain the society can experience. </text:span></text:p>
      <text:p text:style-name="P1"><text:span text:style-name="T6">3. </text:span><text:span text:style-name="T19">any anti-fragilist society </text:span><text:span text:style-name="T20">should value large </text:span><text:span text:style-name="T6">degrees of economic </text:span><text:span text:style-name="T11">and therefore intellectual </text:span><text:span text:style-name="T6">freedom, bordering on crypto-anarch</text:span><text:span text:style-name="T13">y</text:span></text:p>
      <text:p text:style-name="P1"><text:soft-page-break/><text:span text:style-name="T6">4. </text:span><text:span text:style-name="T9">moderate degrees of sexual freedom </text:span><text:span text:style-name="T13">including</text:span><text:span text:style-name="T9"> </text:span><text:span text:style-name="T10">legalized polygyny, </text:span><text:span text:style-name="T9">with the </text:span><text:span text:style-name="T18">ultimate </text:span><text:span text:style-name="T9">focus on production of genetically superior offspring </text:span><text:span text:style-name="T18">rather than on financial implications (as is still largely the case in India or China) or on hedonism (as is the case in the west today)</text:span></text:p>
      <text:p text:style-name="P3">5. A military <text:span text:style-name="T30">focus</text:span>, <text:span text:style-name="T31">including compulsory military education, compulsory military service for all men, </text:span><text:span text:style-name="T30">and </text:span><text:span text:style-name="T29">legalized dueling.</text:span></text:p>
      <text:p text:style-name="P7"/>
      <text:p text:style-name="P7"/>
      <text:p text:style-name="P10"><text:span text:style-name="T14">These </text:span><text:span text:style-name="T16">broad guidelines may seem contradictory</text:span><text:span text:style-name="T11">: indeed, how </text:span><text:span text:style-name="T14">can crypto-anarchy be compatible with a military state? </text:span><text:span text:style-name="T16">How can maximal economic freedom, </text:span><text:span text:style-name="T17">often so maligned for </text:span><text:span text:style-name="T21">resulting in</text:span><text:span text:style-name="T17"> environmental disasters,</text:span><text:span text:style-name="T16"> ever be compatible with eco-fascism? </text:span></text:p>
      <text:p text:style-name="P13"/>
      <text:p text:style-name="P11"><text:span text:style-name="T16">T</text:span><text:span text:style-name="T6">aken literally, in their purest form, they indeed are. </text:span><text:span text:style-name="T22">The above ordering however, is roughly in importance from greatest to least. It is not a literal, autistic, interpretation that must be performed of the data but rather a </text:span></text:p>
      <text:p text:style-name="P14"/>
      <text:p text:style-name="P14"/>
      <text:p text:style-name="P14"/>
      <text:p text:style-name="P12"><text:span text:style-name="T33">1. </text:span>Truth</text:p>
      <text:p text:style-name="P12"/>
      <text:p text:style-name="P9">This <text:span text:style-name="T34">tenet is so generic in its focus and <text:s/></text:span></text:p>
      <text:p text:style-name="P9"/>
      <text:p text:style-name="P9"><text:s/></text:p>
      <text:p text:style-name="P8"/>
      <text:p text:style-name="P8"/>
      <text:p text:style-name="P15"/>
      <text:p text:style-name="P12"><text:span text:style-name="T35">2. </text:span>Eco-Fascism</text:p>
      <text:p text:style-name="P15"/>
      <text:p text:style-name="P12"><text:span text:style-name="T35">3. </text:span>Economic <text:span text:style-name="T35">and Intellectual </text:span>Freed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17:35:15.627932831</meta:creation-date>
    <dc:date>2022-09-26T09:24:47.392293608</dc:date>
    <meta:editing-duration>PT14H48M10S</meta:editing-duration>
    <meta:editing-cycles>65</meta:editing-cycles>
    <meta:generator>LibreOffice/6.4.7.2$Linux_X86_64 LibreOffice_project/40$Build-2</meta:generator>
    <meta:document-statistic meta:table-count="0" meta:image-count="0" meta:object-count="0" meta:page-count="3" meta:paragraph-count="33" meta:word-count="808" meta:character-count="4944" meta:non-whitespace-character-count="4148"/>
  </office:meta>
</office:document-meta>
</file>